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5681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4.334in"/>
    </style:style>
    <style:style style:name="Table1.A1" style:family="table-cell">
      <style:table-cell-properties fo:padding="0.0382in" fo:border="none"/>
    </style:style>
    <style:style style:name="Table1.C4" style:family="table-cell">
      <style:table-cell-properties style:vertical-align=""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5688in" style:rel-column-width="15361*"/>
    </style:style>
    <style:style style:name="Table2.B" style:family="table-column">
      <style:table-column-properties style:column-width="0.784in" style:rel-column-width="7677*"/>
    </style:style>
    <style:style style:name="Table2.C" style:family="table-column">
      <style:table-column-properties style:column-width="4.3396in" style:rel-column-width="4249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618in" style:rel-column-width="2249*"/>
    </style:style>
    <style:style style:name="Table3.B" style:family="table-column">
      <style:table-column-properties style:column-width="0.7813in" style:rel-column-width="1125*"/>
    </style:style>
    <style:style style:name="Table3.C" style:family="table-column">
      <style:table-column-properties style:column-width="4.3493in" style:rel-column-width="6263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5618in" style:rel-column-width="2249*"/>
    </style:style>
    <style:style style:name="Table4.B" style:family="table-column">
      <style:table-column-properties style:column-width="0.7813in" style:rel-column-width="1125*"/>
    </style:style>
    <style:style style:name="Table4.C" style:family="table-column">
      <style:table-column-properties style:column-width="4.3493in" style:rel-column-width="62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5625in" style:rel-column-width="15300*"/>
    </style:style>
    <style:style style:name="Table5.B" style:family="table-column">
      <style:table-column-properties style:column-width="0.7813in" style:rel-column-width="7650*"/>
    </style:style>
    <style:style style:name="Table5.C" style:family="table-column">
      <style:table-column-properties style:column-width="4.3486in" style:rel-column-width="4258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-left="none" fo:border-right="none" fo:border-top="0.0007in solid #000000" fo:border-bottom="0.0007in solid #000000"/>
    </style:style>
    <style:style style:name="Table5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5625in" style:rel-column-width="15300*"/>
    </style:style>
    <style:style style:name="Table6.B" style:family="table-column">
      <style:table-column-properties style:column-width="0.7813in" style:rel-column-width="7650*"/>
    </style:style>
    <style:style style:name="Table6.C" style:family="table-column">
      <style:table-column-properties style:column-width="4.3486in" style:rel-column-width="4258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6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5625in" style:rel-column-width="2250*"/>
    </style:style>
    <style:style style:name="Table7.B" style:family="table-column">
      <style:table-column-properties style:column-width="0.7813in" style:rel-column-width="1125*"/>
    </style:style>
    <style:style style:name="Table7.C" style:family="table-column">
      <style:table-column-properties style:column-width="4.3486in" style:rel-column-width="6262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5618in" style:rel-column-width="2249*"/>
    </style:style>
    <style:style style:name="Table8.B" style:family="table-column">
      <style:table-column-properties style:column-width="0.7813in" style:rel-column-width="1125*"/>
    </style:style>
    <style:style style:name="Table8.C" style:family="table-column">
      <style:table-column-properties style:column-width="4.3493in" style:rel-column-width="6263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5618in" style:rel-column-width="2249*"/>
    </style:style>
    <style:style style:name="Table9.B" style:family="table-column">
      <style:table-column-properties style:column-width="0.7813in" style:rel-column-width="1125*"/>
    </style:style>
    <style:style style:name="Table9.C" style:family="table-column">
      <style:table-column-properties style:column-width="4.3493in" style:rel-column-width="626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5194in" style:rel-column-width="2188*"/>
    </style:style>
    <style:style style:name="Table10.B" style:family="table-column">
      <style:table-column-properties style:column-width="5.1729in" style:rel-column-width="7449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7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piData</text:h>
      <text:p text:style-name="Purpose">Comment: </text:p>
      <text:p text:style-name="Standard"><text:tab/>Tells that this file is for EpiData software</text:p>
      <text:p text:style-name="Caption">Body:</text:p>
      <text:p text:style-name="Standard"><text:tab/><text:reference-ref text:reference-format="page" text:ref-name="Settings">1</text:reference-ref>, <text:reference-ref text:reference-format="page" text:ref-name="Admin">1</text:reference-ref>, <text:reference-ref text:reference-format="page" text:ref-name="Study">2</text:reference-ref>, <text:reference-ref text:reference-format="page" text:ref-name="DataFiles">3</text:reference-ref>, <text:reference-ref text:reference-format="page" text:ref-name="Relates">5</text:reference-ref></text:p>
      <text:h text:style-name="Heading_20_2" text:outline-level="2"><text:reference-mark-start text:name="Settings"/>Settings<text:reference-mark-end text:name="Settings"/></text:h>
      <text:p text:style-name="Purpose">Comment:</text:p>
      <text:p text:style-name="Standard"><text:tab/>Describe overall settings when using this file.</text:p>
      <text:p text:style-name="Caption">Singlet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type_20_heading">Integer</text:p>
          </table:table-cell>
          <table:table-cell table:style-name="Table1.A1" office:value-type="string">
            <text:p text:style-name="Text_20_body">Specifies the file format version.</text:p>
          </table:table-cell>
        </table:table-row>
        <table:table-row>
          <table:table-cell table:style-name="Table1.A1" office:value-type="string">
            <text:p text:style-name="Table_20_Heading">DateSeperator</text:p>
          </table:table-cell>
          <table:table-cell table:style-name="Table1.A1" office:value-type="string">
            <text:p text:style-name="Table_20_type_20_heading">Char</text:p>
          </table:table-cell>
          <table:table-cell table:style-name="Table1.A1" office:value-type="string">
            <text:p text:style-name="Text_20_body">Character used as separator for all dates in this document.</text:p>
          </table:table-cell>
        </table:table-row>
        <table:table-row>
          <table:table-cell table:style-name="Table1.A1" office:value-type="string">
            <text:p text:style-name="Table_20_Heading">DecimalSeparator</text:p>
          </table:table-cell>
          <table:table-cell table:style-name="Table1.A1" office:value-type="string">
            <text:p text:style-name="Table_20_type_20_heading">Char</text:p>
          </table:table-cell>
          <table:table-cell table:style-name="Table1.A1" office:value-type="string">
            <text:p text:style-name="Text_20_body">Character used as seperator for all floating point numbers in this document.</text:p>
          </table:table-cell>
        </table:table-row>
        <table:table-row>
          <table:table-cell table:style-name="Table1.A1" office:value-type="string">
            <text:p text:style-name="Table_20_Heading">MissingString</text:p>
          </table:table-cell>
          <table:table-cell table:style-name="Table1.A1" office:value-type="string">
            <text:p text:style-name="Table_20_type_20_heading">Text</text:p>
          </table:table-cell>
          <table:table-cell table:style-name="Table1.C4" office:value-type="string">
            <text:p text:style-name="Text_20_body">Text string (often only a single character) that represents a missing value.</text:p>
          </table:table-cell>
        </table:table-row>
      </table:table>
      <text:h text:style-name="Heading_20_2" text:outline-level="2"><text:reference-mark-start text:name="Admin"/>Admin<text:reference-mark-end text:name="Admin"/></text:h>
      <text:p text:style-name="Purpose">Comment:</text:p>
      <text:p text:style-name="Standard"><text:tab/>Main container for the section that describe the users and groups allow to use this document.</text:p>
      <text:p text:style-name="Caption">Body:</text:p>
      <text:p text:style-name="Standard"><text:tab/><text:reference-ref text:reference-format="page" text:ref-name="Groups">1</text:reference-ref> ?, <text:reference-ref text:reference-format="page" text:ref-name="Users">2</text:reference-ref> ?</text:p>
      <text:h text:style-name="Heading_20_3" text:outline-level="3"><text:reference-mark-start text:name="Groups"/>Groups<text:reference-mark-end text:name="Groups"/></text:h>
      <text:p text:style-name="Purpose">Comment:</text:p>
      <text:p text:style-name="Standard"><text:tab/>Main container for the list of groups.</text:p>
      <text:p text:style-name="Caption">Body:</text:p>
      <text:p text:style-name="Text_20_body"><text:tab/><text:reference-ref text:reference-format="page" text:ref-name="Group">1</text:reference-ref>*</text:p>
      <text:h text:style-name="Heading_20_4" text:outline-level="4"><text:reference-mark-start text:name="Group"/>Group<text:reference-mark-end text:name="Group"/></text:h>
      <text:p text:style-name="Purpose">Comment:</text:p>
      <text:p text:style-name="Standard"><text:tab/>Describe a group and the rights this group has to the document.</text:p>
      <text:p text:style-name="Caption">Singletons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Name</text:p>
          </table:table-cell>
          <table:table-cell table:style-name="Table7.A1" office:value-type="string">
            <text:p text:style-name="Table_20_type_20_heading">Text</text:p>
          </table:table-cell>
          <table:table-cell table:style-name="Table7.A1" office:value-type="string">
            <text:p text:style-name="Table_20_Contents">A human readable logical name for the group. E.g. nurses, managers, etc.</text:p>
          </table:table-cell>
        </table:table-row>
        <table:table-row>
          <table:table-cell table:style-name="Table7.A1" office:value-type="string">
            <text:p text:style-name="Table_20_Heading">Rights</text:p>
          </table:table-cell>
          <table:table-cell table:style-name="Table7.A1" office:value-type="string">
            <text:p text:style-name="Table_20_type_20_heading">(list)</text:p>
          </table:table-cell>
          <table:table-cell table:style-name="Table7.A1" office:value-type="string">
            <text:p text:style-name="Table_20_Contents">A list a rights this group is allowed.</text:p>
          </table:table-cell>
        </table:table-row>
      </table:table>
      <text:p text:style-name="Caption">Attribute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Id</text:p>
          </table:table-cell>
          <table:table-cell table:style-name="Table2.A1" office:value-type="string">
            <text:p text:style-name="Table_20_type_20_heading">Text</text:p>
          </table:table-cell>
          <table:table-cell table:style-name="Table2.A1" office:value-type="string">
            <text:p text:style-name="Table_20_Contents">Group ID specifier</text:p>
          </table:table-cell>
        </table:table-row>
      </table:table>
      <text:p text:style-name="Standard"/>
      <text:h text:style-name="Heading_20_3" text:outline-level="3"><text:soft-page-break/><text:reference-mark-start text:name="Users"/>Users<text:reference-mark-end text:name="Users"/></text:h>
      <text:p text:style-name="Purpose">Comment:</text:p>
      <text:p text:style-name="Standard"><text:tab/>Main container for the list of users.</text:p>
      <text:p text:style-name="Caption">Body:</text:p>
      <text:p text:style-name="Text_20_body"><text:tab/><text:reference-ref text:reference-format="page" text:ref-name="User">2</text:reference-ref></text:p>
      <text:h text:style-name="Heading_20_4" text:outline-level="4"><text:reference-mark-start text:name="User"/>User<text:reference-mark-end text:name="User"/></text:h>
      <text:p text:style-name="Purpose">Comment:</text:p>
      <text:p text:style-name="Standard"><text:tab/>Describes a user along with login credentials. The access rights is determined by the group the user belongs to.</text:p>
      <text:p text:style-name="Caption">Singletons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Heading">Login</text:p>
          </table:table-cell>
          <table:table-cell table:style-name="Table8.A1" office:value-type="string">
            <text:p text:style-name="Table_20_type_20_heading">Text</text:p>
          </table:table-cell>
          <table:table-cell table:style-name="Table8.A1" office:value-type="string">
            <text:p text:style-name="Text_20_body">Login name used for identification (e.g. torsten)</text:p>
          </table:table-cell>
        </table:table-row>
        <table:table-row>
          <table:table-cell table:style-name="Table8.A1" office:value-type="string">
            <text:p text:style-name="Table_20_Heading">Name</text:p>
          </table:table-cell>
          <table:table-cell table:style-name="Table8.A1" office:value-type="string">
            <text:p text:style-name="Table_20_type_20_heading">Text</text:p>
          </table:table-cell>
          <table:table-cell table:style-name="Table8.A1" office:value-type="string">
            <text:p text:style-name="Text_20_body">Logical name of the user (e.g. Torsten Bonde Christiansen)</text:p>
          </table:table-cell>
        </table:table-row>
        <table:table-row>
          <table:table-cell table:style-name="Table8.A1" office:value-type="string">
            <text:p text:style-name="Table_20_Heading">Password</text:p>
          </table:table-cell>
          <table:table-cell table:style-name="Table8.A1" office:value-type="string">
            <text:p text:style-name="Table_20_type_20_heading">Text</text:p>
          </table:table-cell>
          <table:table-cell table:style-name="Table8.A1" office:value-type="string">
            <text:p text:style-name="Text_20_body">MD5/SHA1 encrypted password.</text:p>
          </table:table-cell>
        </table:table-row>
        <table:table-row>
          <table:table-cell table:style-name="Table8.A1" office:value-type="string">
            <text:p text:style-name="Table_20_Heading">GroupId</text:p>
          </table:table-cell>
          <table:table-cell table:style-name="Table8.A1" office:value-type="string">
            <text:p text:style-name="Table_20_type_20_heading">Text</text:p>
          </table:table-cell>
          <table:table-cell table:style-name="Table8.A1" office:value-type="string">
            <text:p text:style-name="Text_20_body">Id referering to which group the user belongs to.</text:p>
          </table:table-cell>
        </table:table-row>
      </table:table>
      <text:p text:style-name="Caption">Attribute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id</text:p>
          </table:table-cell>
          <table:table-cell table:style-name="Table3.A1" office:value-type="string">
            <text:p text:style-name="Table_20_type_20_heading">Text</text:p>
          </table:table-cell>
          <table:table-cell table:style-name="Table3.A1" office:value-type="string">
            <text:p text:style-name="Text_20_body">User ID specifier</text:p>
          </table:table-cell>
        </table:table-row>
      </table:table>
      <text:h text:style-name="Heading_20_2" text:outline-level="2"><text:reference-mark-start text:name="Study"/>Study<text:reference-mark-end text:name="Study"/></text:h>
      <text:p text:style-name="Purpose">Comment:</text:p>
      <text:p text:style-name="Standard"><text:tab/>Overall description of the study. Contains most information present in the Dublin Core specifications.</text:p>
      <text:p text:style-name="Caption">Singletons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StudyID</text:p>
          </table:table-cell>
          <table:table-cell table:style-name="Table4.A1" office:value-type="string">
            <text:p text:style-name="Table_20_type_20_heading">Text</text:p>
          </table:table-cell>
          <table:table-cell table:style-name="Table4.C1" office:value-type="string">
            <text:p text:style-name="Text_20_body">Unique short form reference for this file</text:p>
          </table:table-cell>
        </table:table-row>
        <table:table-row>
          <table:table-cell table:style-name="Table4.A2" office:value-type="string">
            <text:p text:style-name="Table_20_Heading">Protokol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Abstract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Autho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Owne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Created</text:p>
          </table:table-cell>
          <table:table-cell table:style-name="Table4.A2" office:value-type="string">
            <text:p text:style-name="Table_20_type_20_heading">Date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Creato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Description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Language</text:p>
          </table:table-cell>
          <table:table-cell table:style-name="Table4.A2" office:value-type="string">
            <text:p text:style-name="Table_20_type_20_heading">ISO .. language code</text:p>
          </table:table-cell>
          <table:table-cell table:style-name="Table4.C2" office:value-type="string">
            <text:p text:style-name="Text_20_body">Language specification for texts in the file</text:p>
          </table:table-cell>
        </table:table-row>
        <table:table-row>
          <table:table-cell table:style-name="Table4.A2" office:value-type="string">
            <text:p text:style-name="Table_20_Heading">Modified</text:p>
          </table:table-cell>
          <table:table-cell table:style-name="Table4.A2" office:value-type="string">
            <text:p text:style-name="Table_20_type_20_heading">Date</text:p>
          </table:table-cell>
          <table:table-cell table:style-name="Table4.C2" office:value-type="string">
            <text:p text:style-name="Text_20_body"/>
          </table:table-cell>
        </table:table-row>
        <text:soft-page-break/>
        <table:table-row>
          <table:table-cell table:style-name="Table4.A2" office:value-type="string">
            <text:p text:style-name="Table_20_Heading">Provenance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References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Abstract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Rightsholde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Source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Spatial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Subject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Temporal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Title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/>
          </table:table-cell>
        </table:table-row>
      </table:table>
      <text:h text:style-name="Heading_20_2" text:outline-level="2"><text:reference-mark-start text:name="DataFiles"/>DataFiles<text:reference-mark-end text:name="DataFiles"/></text:h>
      <text:p text:style-name="Purpose">Comment:</text:p>
      <text:p text:style-name="Standard"><text:tab/>Main container for the list of datafiles.</text:p>
      <text:p text:style-name="Caption"><text:s/>Body:</text:p>
      <text:p text:style-name="Text_20_body"><text:tab/><text:reference-ref text:reference-format="page" text:ref-name="DataFile">3</text:reference-ref></text:p>
      <text:h text:style-name="Heading_20_3" text:outline-level="3"><text:reference-mark-start text:name="DataFile"/>DataFile<text:reference-mark-end text:name="DataFile"/></text:h>
      <text:p text:style-name="Purpose">Comment:</text:p>
      <text:p text:style-name="Standard"><text:tab/>Describes a single table in the study, complete with valuelabels/codelist, field descriptions, textline and data records.</text:p>
      <text:p text:style-name="Caption">Body:</text:p>
      <text:p text:style-name="Text_20_body"><text:tab/><text:reference-ref text:reference-format="page" text:ref-name="ValueLabels">3</text:reference-ref>, <text:reference-ref text:reference-format="page" text:ref-name="ScreenInfo">4</text:reference-ref>, <text:reference-ref text:reference-format="page" text:ref-name="Fields">4</text:reference-ref>, <text:reference-ref text:reference-format="page" text:ref-name="Headings">4</text:reference-ref>, <text:reference-ref text:reference-format="chapter" text:ref-name="Records">1.4.1.5</text:reference-ref></text:p>
      <text:p text:style-name="Caption">Attribute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FileLabel</text:p>
          </table:table-cell>
          <table:table-cell table:style-name="Table5.B1" office:value-type="string">
            <text:p text:style-name="Table_20_type_20_heading">text</text:p>
          </table:table-cell>
          <table:table-cell table:style-name="Table5.C1" office:value-type="string">
            <text:p text:style-name="Text_20_body">title for the file</text:p>
          </table:table-cell>
        </table:table-row>
      </table:table>
      <text:p text:style-name="Text_20_body"/>
      <text:h text:style-name="Heading_20_4" text:outline-level="4"><text:reference-mark-start text:name="ValueLabels"/>ValueLabels<text:reference-mark-end text:name="ValueLabels"/></text:h>
      <text:p text:style-name="Purpose">Comment:</text:p>
      <text:p text:style-name="Standard"><text:tab/>Main container for a list of valuelabel sets.</text:p>
      <text:p text:style-name="Caption"><text:s/>Body:</text:p>
      <text:p text:style-name="Text_20_body"><text:tab/><text:reference-ref text:reference-format="page" text:ref-name="ValueLabel">3</text:reference-ref></text:p>
      <text:h text:style-name="Heading_20_5" text:outline-level="5"><text:reference-mark-start text:name="ValueLabel"/>ValueLabel<text:reference-mark-end text:name="ValueLabel"/></text:h>
      <text:p text:style-name="Purpose">Comment:</text:p>
      <text:p text:style-name="Text_20_body"><text:tab/>Describes a set of values with associated labels. Can be referenced from any field within the same <text:reference-ref text:reference-format="page" text:ref-name="DataFile">3</text:reference-ref> section.</text:p>
      <text:p text:style-name="Caption"><text:soft-page-break/>Body:</text:p>
      <text:p text:style-name="Text_20_body"><text:tab/><text:tab/><text:reference-ref text:reference-format="page" text:ref-name="Internal">4</text:reference-ref>, <text:reference-ref text:reference-format="page" text:ref-name="External">4</text:reference-ref></text:p>
      <text:p text:style-name="Caption">Singletons: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Heading">Type</text:p>
          </table:table-cell>
          <table:table-cell table:style-name="Table9.A1" office:value-type="string">
            <text:p text:style-name="Table_20_type_20_heading">Text</text:p>
          </table:table-cell>
          <table:table-cell table:style-name="Table9.C1" office:value-type="string">
            <text:p text:style-name="Text_20_body">Specifies one of the type listen in the <text:reference-ref text:reference-format="page" text:ref-name="Supported Data Types">5</text:reference-ref> section.</text:p>
          </table:table-cell>
        </table:table-row>
        <table:table-row>
          <table:table-cell table:style-name="Table9.A2" office:value-type="string">
            <text:p text:style-name="Table_20_Heading">Name</text:p>
          </table:table-cell>
          <table:table-cell table:style-name="Table9.A2" office:value-type="string">
            <text:p text:style-name="Table_20_type_20_heading">Text</text:p>
          </table:table-cell>
          <table:table-cell table:style-name="Table9.C2" office:value-type="string">
            <text:p text:style-name="Text_20_body">A logical name for the value label set. E.g. “gender”, “Age groups”</text:p>
          </table:table-cell>
        </table:table-row>
      </table:table>
      <text:p text:style-name="Caption">Attributes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Id</text:p>
          </table:table-cell>
          <table:table-cell table:style-name="Table6.B1" office:value-type="string">
            <text:p text:style-name="Table_20_type_20_heading">text</text:p>
          </table:table-cell>
          <table:table-cell table:style-name="Table6.C1" office:value-type="string">
            <text:p text:style-name="Text_20_body">Unique id for this <text:reference-ref text:reference-format="page" text:ref-name="ValueLabel">3</text:reference-ref> set, within this <text:reference-ref text:reference-format="page" text:ref-name="DataFile">3</text:reference-ref>. Used as reference from a Field section.</text:p>
          </table:table-cell>
        </table:table-row>
      </table:table>
      <text:p text:style-name="Standard"/>
      <text:h text:style-name="Heading_20_6" text:outline-level="6"><text:reference-mark-start text:name="Internal"/>Internal<text:reference-mark-end text:name="Internal"/></text:h>
      <text:p text:style-name="Text_20_body">Comment:</text:p>
      <text:p text:style-name="Text_20_body"><text:tab/>Describes the set of values and labels if it is stored within the file. </text:p>
      <text:p text:style-name="Text_20_body">Body:</text:p>
      <text:p text:style-name="Text_20_body"><text:tab/>Set</text:p>
      <text:p text:style-name="Text_20_body"/>
      <text:h text:style-name="P1" text:outline-level="7">Set</text:h>
      <text:p text:style-name="Text_20_body">Comment:</text:p>
      <text:p text:style-name="Text_20_body">Attributes:</text:p>
      <text:h text:style-name="Heading_20_6" text:outline-level="6"><text:reference-mark-start text:name="External"/>External<text:reference-mark-end text:name="External"/></text:h>
      <text:p text:style-name="Text_20_body">Comment:</text:p>
      <text:p text:style-name="Text_20_body"><text:tab/>Describes the location, value and labels field for a valuelabelset stored in an external file.</text:p>
      <text:p text:style-name="Text_20_body">Singletons:</text:p>
      <text:p text:style-name="Text_20_body"><text:tab/>File, ValueField, LabelField</text:p>
      <text:h text:style-name="Heading_20_4" text:outline-level="4"><text:reference-mark-start text:name="ScreenInfo"/>ScreenInfo<text:reference-mark-end text:name="ScreenInfo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Fields"/>Fields<text:reference-mark-end text:name="Fields"/></text:h>
      <text:p text:style-name="Caption">Body:</text:p>
      <text:p text:style-name="Text_20_body"><text:tab/>(none)</text:p>
      <text:p text:style-name="Caption"><text:soft-page-break/>Attributes:</text:p>
      <text:p text:style-name="Text_20_body"><text:tab/>(none)</text:p>
      <text:h text:style-name="Heading_20_4" text:outline-level="4"><text:reference-mark-start text:name="Headings"/>Headings<text:reference-mark-end text:name="Heading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Records"/>Records<text:reference-mark-end text:name="Record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2" text:outline-level="2"><text:reference-mark-start text:name="Relates"/>Relates<text:reference-mark-end text:name="Relates"/></text:h>
      <text:p text:style-name="Caption">Body:</text:p>
      <text:p text:style-name="Text_20_body"><text:tab/><text:reference-ref text:reference-format="page" text:ref-name="PrimaryKeys">5</text:reference-ref>, <text:reference-ref text:reference-format="page" text:ref-name="Relate">5</text:reference-ref></text:p>
      <text:p text:style-name="Text_20_body"/>
      <text:h text:style-name="Heading_20_3" text:outline-level="3"><text:reference-mark-start text:name="PrimaryKeys"/>PrimaryKeys<text:reference-mark-end text:name="PrimaryKey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p text:style-name="Text_20_body"/>
      <text:h text:style-name="Heading_20_3" text:outline-level="3"><text:reference-mark-start text:name="Relate"/>Relate<text:reference-mark-end text:name="Relate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p text:style-name="Text_20_body"/>
      <text:p text:style-name="Text_20_body"/>
      <text:h text:style-name="Heading_20_1" text:outline-level="1"><text:soft-page-break/>Appendix:</text:h>
      <text:h text:style-name="Heading_20_2" text:outline-level="2"><text:reference-mark-start text:name="Supported Data Types"/>Supported Data Types:<text:reference-mark-end text:name="Supported Data Types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Heading">Fielt type name:</text:p>
          </table:table-cell>
          <table:table-cell table:style-name="Table10.B1" office:value-type="string">
            <text:p text:style-name="Table_20_Heading">Comment:</text:p>
          </table:table-cell>
        </table:table-row>
        <table:table-row>
          <table:table-cell table:style-name="Table10.A2" office:value-type="string">
            <text:p text:style-name="Table_20_type_20_heading">integer</text:p>
          </table:table-cell>
          <table:table-cell table:style-name="Table10.B2" office:value-type="string">
            <text:p text:style-name="Table_20_Contents">Integral number.</text:p>
          </table:table-cell>
        </table:table-row>
        <table:table-row>
          <table:table-cell table:style-name="Table10.A2" office:value-type="string">
            <text:p text:style-name="Table_20_type_20_heading">string</text:p>
          </table:table-cell>
          <table:table-cell table:style-name="Table10.B2" office:value-type="string">
            <text:p text:style-name="Table_20_Contents">String type – may contain any text representable by the UTF-8 character set.</text:p>
          </table:table-cell>
        </table:table-row>
        <table:table-row>
          <table:table-cell table:style-name="Table10.A2" office:value-type="string">
            <text:p text:style-name="Table_20_type_20_heading">uppercase</text:p>
          </table:table-cell>
          <table:table-cell table:style-name="Table10.B2" office:value-type="string">
            <text:p text:style-name="Table_20_Contents">- As above but with all characters in uppercase</text:p>
          </table:table-cell>
        </table:table-row>
        <table:table-row>
          <table:table-cell table:style-name="Table10.A2" office:value-type="string">
            <text:p text:style-name="Table_20_type_20_heading">boolean</text:p>
          </table:table-cell>
          <table:table-cell table:style-name="Table10.B2" office:value-type="string">
            <text:p text:style-name="Table_20_Contents">A boolean type: can be true or false (and in variable also missing).</text:p>
          </table:table-cell>
        </table:table-row>
        <table:table-row>
          <table:table-cell table:style-name="Table10.A2" office:value-type="string">
            <text:p text:style-name="Table_20_type_20_heading">float</text:p>
          </table:table-cell>
          <table:table-cell table:style-name="Table10.B2" office:value-type="string">
            <text:p text:style-name="Table_20_Contents">Floating point number.</text:p>
          </table:table-cell>
        </table:table-row>
        <table:table-row>
          <table:table-cell table:style-name="Table10.A2" office:value-type="string">
            <text:p text:style-name="Table_20_type_20_heading">time</text:p>
          </table:table-cell>
          <table:table-cell table:style-name="Table10.B2" office:value-type="string">
            <text:p text:style-name="Table_20_Contents">Used to represent times in 24h format.</text:p>
          </table:table-cell>
        </table:table-row>
        <table:table-row>
          <table:table-cell table:style-name="Table10.A2" office:value-type="string">
            <text:p text:style-name="Table_20_type_20_heading">dmydate</text:p>
          </table:table-cell>
          <table:table-cell table:style-name="Table10.B2" office:value-type="string">
            <text:p text:style-name="Table_20_Contents">Record dates in dd-mm-yyyy format (the seperator is specified on a per file basis).</text:p>
          </table:table-cell>
        </table:table-row>
        <table:table-row>
          <table:table-cell table:style-name="Table10.A2" office:value-type="string">
            <text:p text:style-name="Table_20_type_20_heading">dmytoday</text:p>
          </table:table-cell>
          <table:table-cell table:style-name="Table10.B2" office:value-type="string">
            <text:p text:style-name="Table_20_Contents">- as above but upon edit, updates values to todays date.</text:p>
          </table:table-cell>
        </table:table-row>
        <table:table-row>
          <table:table-cell table:style-name="Table10.A2" office:value-type="string">
            <text:p text:style-name="Table_20_type_20_heading">mdydate</text:p>
          </table:table-cell>
          <table:table-cell table:style-name="Table10.B2" office:value-type="string">
            <text:p text:style-name="Table_20_Contents">Records dates in mm-dd-yyyy format.</text:p>
          </table:table-cell>
        </table:table-row>
        <table:table-row>
          <table:table-cell table:style-name="Table10.A2" office:value-type="string">
            <text:p text:style-name="Table_20_type_20_heading">mdytoday</text:p>
          </table:table-cell>
          <table:table-cell table:style-name="Table10.B2" office:value-type="string">
            <text:p text:style-name="Table_20_Contents">- as above but upon edit, updates values to todays date.</text:p>
          </table:table-cell>
        </table:table-row>
        <table:table-row>
          <table:table-cell table:style-name="Table10.A2" office:value-type="string">
            <text:p text:style-name="Table_20_type_20_heading">ymddate</text:p>
          </table:table-cell>
          <table:table-cell table:style-name="Table10.B2" office:value-type="string">
            <text:p text:style-name="Table_20_Contents">Records dates inyyyy- mm-dd format.</text:p>
          </table:table-cell>
        </table:table-row>
        <table:table-row>
          <table:table-cell table:style-name="Table10.A2" office:value-type="string">
            <text:p text:style-name="Table_20_type_20_heading">ymdtoday</text:p>
          </table:table-cell>
          <table:table-cell table:style-name="Table10.B2" office:value-type="string">
            <text:p text:style-name="Table_20_Contents">- as above but upon edit, updates values to todays date.</text:p>
          </table:table-cell>
        </table:table-row>
        <table:table-row>
          <table:table-cell table:style-name="Table10.A2" office:value-type="string">
            <text:p text:style-name="Table_20_type_20_heading">idnum</text:p>
          </table:table-cell>
          <table:table-cell table:style-name="Table10.B2" office:value-type="string">
            <text:p text:style-name="Table_20_Contents">Auto incrementing integer. Increments last known value by one before inserting.</text:p>
          </table:table-cell>
        </table:table-row>
        <table:table-row>
          <table:table-cell table:style-name="Table10.A2" office:value-type="string">
            <text:p text:style-name="Table_20_type_20_heading">crypt</text:p>
          </table:table-cell>
          <table:table-cell table:style-name="Table10.B2" office:value-type="string">
            <text:p text:style-name="Table_20_Contents">A string type that is encrypted using the AES (CFB-mode) encryption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_20_type_20_heading" style:display-name="Table type heading" style:family="paragraph" style:parent-style-name="Table_20_Contents" style:master-page-name="">
      <style:paragraph-properties style:page-number="auto"/>
      <style:text-properties fo:font-size="10pt" fo:font-style="italic" style:font-size-asian="10.5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Purpose" style:family="paragraph" style:master-page-name="">
      <style:paragraph-properties style:page-number="auto" fo:break-before="auto" fo:break-after="auto" fo:background-color="transparent" style:shadow="none">
        <style:tab-stops/>
        <style:background-image/>
      </style:paragraph-properties>
      <style:text-properties fo:font-weight="bold" style:font-size-asian="10.5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2T08:51:43</meta:creation-date>
    <dc:date>2010-02-23T15:30:15</dc:date>
    <meta:editing-duration>PT10H25M46S</meta:editing-duration>
    <meta:editing-cycles>123</meta:editing-cycles>
    <meta:generator>OpenOffice.org/3.0$Unix OpenOffice.org_project/300m15$Build-9379</meta:generator>
    <meta:document-statistic meta:table-count="10" meta:image-count="0" meta:object-count="0" meta:page-count="6" meta:paragraph-count="230" meta:word-count="701" meta:character-count="4312"/>
    <meta:user-defined meta:name="Info 1"/>
    <meta:user-defined meta:name="Info 2"/>
    <meta:user-defined meta:name="Info 3"/>
    <meta:user-defined meta:name="Info 4"/>
  </office:meta>
</office:document-meta>
</file>